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fo:min-height="9.134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outline1">
      <style:graphic-properties fo:min-height="8.88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anjierkennung</text:p>
          </draw:text-box>
        </draw:frame>
        <draw:frame presentation:style-name="pr2" draw:layer="layout" svg:width="25.199cm" svg:height="9.134cm" svg:x="1.4cm" svg:y="3.685cm" presentation:class="subtitle" presentation:user-transformed="true">
          <draw:text-box>
            <text:p>Schriftzeichenerkennung über Machine Learning in Pyth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ufgabendefin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tische Schriftzeichenerkennung</text:p>
              </text:list-item>
              <text:list-item>
                <text:p>Test mit lateinische Buchstaben</text:p>
              </text:list-item>
              <text:list-item>
                <text:p>Test mit japanischen Schriftzei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tical Character Recogni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put: Bilder (1 Zeichen = 1 Bild)</text:p>
              </text:list-item>
              <text:list-item>
                <text:p>Algorithmus soll Informationen extrahieren</text:p>
                <text:list>
                  <text:list-item>
                    <text:p>z.B.: Graustufen …</text:p>
                  </text:list-item>
                </text:list>
              </text:list-item>
              <text:list-item>
                <text:p>Output: Charac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8T14:33:33.542000000</meta:creation-date>
    <dc:date>2019-12-28T14:54:49.382000000</dc:date>
    <meta:editing-duration>PT16M55S</meta:editing-duration>
    <meta:editing-cycles>3</meta:editing-cycles>
    <meta:generator>LibreOffice/6.1.2.1$Windows_X86_64 LibreOffice_project/65905a128db06ba48db947242809d14d3f9a93fe</meta:generator>
    <meta:document-statistic meta:object-count="33"/>
  </office:meta>
</office:document-meta>
</file>